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319in" fo:margin-left="0in" table:align="left"/>
    </style:style>
    <style:style style:name="Table1.A" style:family="table-column">
      <style:table-column-properties style:column-width="0.966in"/>
    </style:style>
    <style:style style:name="Table1.B" style:family="table-column">
      <style:table-column-properties style:column-width="0.1986in"/>
    </style:style>
    <style:style style:name="Table1.C" style:family="table-column">
      <style:table-column-properties style:column-width="0.2465in"/>
    </style:style>
    <style:style style:name="Table1.D" style:family="table-column">
      <style:table-column-properties style:column-width="0.3472in"/>
    </style:style>
    <style:style style:name="Table1.E" style:family="table-column">
      <style:table-column-properties style:column-width="0.1049in"/>
    </style:style>
    <style:style style:name="Table1.F" style:family="table-column">
      <style:table-column-properties style:column-width="0.0965in"/>
    </style:style>
    <style:style style:name="Table1.G" style:family="table-column">
      <style:table-column-properties style:column-width="0.0208in"/>
    </style:style>
    <style:style style:name="Table1.H" style:family="table-column">
      <style:table-column-properties style:column-width="0.3292in"/>
    </style:style>
    <style:style style:name="Table1.I" style:family="table-column">
      <style:table-column-properties style:column-width="0.1875in"/>
    </style:style>
    <style:style style:name="Table1.J" style:family="table-column">
      <style:table-column-properties style:column-width="0.2097in"/>
    </style:style>
    <style:style style:name="Table1.L" style:family="table-column">
      <style:table-column-properties style:column-width="0.0174in"/>
    </style:style>
    <style:style style:name="Table1.M" style:family="table-column">
      <style:table-column-properties style:column-width="0.2653in"/>
    </style:style>
    <style:style style:name="Table1.N" style:family="table-column">
      <style:table-column-properties style:column-width="0.2285in"/>
    </style:style>
    <style:style style:name="Table1.O" style:family="table-column">
      <style:table-column-properties style:column-width="0.0861in"/>
    </style:style>
    <style:style style:name="Table1.P" style:family="table-column">
      <style:table-column-properties style:column-width="0.1882in"/>
    </style:style>
    <style:style style:name="Table1.Q" style:family="table-column">
      <style:table-column-properties style:column-width="0.2083in"/>
    </style:style>
    <style:style style:name="Table1.R" style:family="table-column">
      <style:table-column-properties style:column-width="0.0278in"/>
    </style:style>
    <style:style style:name="Table1.S" style:family="table-column">
      <style:table-column-properties style:column-width="0.4194in"/>
    </style:style>
    <style:style style:name="Table1.T" style:family="table-column">
      <style:table-column-properties style:column-width="0.225in"/>
    </style:style>
    <style:style style:name="Table1.U" style:family="table-column">
      <style:table-column-properties style:column-width="0.0944in"/>
    </style:style>
    <style:style style:name="Table1.V" style:family="table-column">
      <style:table-column-properties style:column-width="0.1549in"/>
    </style:style>
    <style:style style:name="Table1.W" style:family="table-column">
      <style:table-column-properties style:column-width="0.0826in"/>
    </style:style>
    <style:style style:name="Table1.X" style:family="table-column">
      <style:table-column-properties style:column-width="0.2868in"/>
    </style:style>
    <style:style style:name="Table1.Y" style:family="table-column">
      <style:table-column-properties style:column-width="0.2146in"/>
    </style:style>
    <style:style style:name="Table1.Z" style:family="table-column">
      <style:table-column-properties style:column-width="0.3215in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1403in"/>
    </style:style>
    <style:style style:name="Table1.c" style:family="table-column">
      <style:table-column-properties style:column-width="0.1097in"/>
    </style:style>
    <style:style style:name="Table1.d" style:family="table-column">
      <style:table-column-properties style:column-width="0.7403in"/>
    </style:style>
    <style:style style:name="Table1.1" style:family="table-row">
      <style:table-row-properties style:min-row-height="0.45in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W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11d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b793" officeooo:paragraph-rsid="0004b79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04b793" officeooo:paragraph-rsid="0004b79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b793" officeooo:paragraph-rsid="0004b79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3pt" officeooo:rsid="0004b793" officeooo:paragraph-rsid="0004b793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officeooo:rsid="00102587"/>
    </style:style>
    <style:style style:name="T2" style:family="text">
      <style:text-properties style:text-position="super 58%" officeooo:rsid="00102587" style:font-weight-asian="normal"/>
    </style:style>
    <style:style style:name="T3" style:family="text">
      <style:text-properties officeooo:rsid="00111693"/>
    </style:style>
    <style:style style:name="T4" style:family="text">
      <style:text-properties officeooo:rsid="0014aab7"/>
    </style:style>
    <style:style style:name="T5" style:family="text">
      <style:text-properties officeooo:rsid="001a413e"/>
    </style:style>
    <style:style style:name="T6" style:family="text">
      <style:text-properties officeooo:rsid="001d62b6"/>
    </style:style>
    <style:style style:name="T7" style:family="text">
      <style:text-properties officeooo:rsid="001fb6b8"/>
    </style:style>
    <style:style style:name="T8" style:family="text">
      <style:text-properties officeooo:rsid="00206b1b"/>
    </style:style>
    <style:style style:name="T9" style:family="text">
      <style:text-properties officeooo:rsid="0020e3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SD宇宙线性能测试记录表</text:p>
      <text:p text:style-name="P4"/>
      <text:p text:style-name="P5"/>
      <text:p text:style-name="P6">编号： <text:s text:c="75"/>测试人：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C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Z"/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0" office:value-type="string">
            <text:p text:style-name="P10">数据状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测试日期</text:p>
          </table:table-cell>
          <table:covered-table-cell/>
          <table:covered-table-cell/>
          <table:table-cell table:style-name="Table1.A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测试时长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保存路径</text:p>
          </table:table-cell>
          <table:covered-table-cell/>
          <table:covered-table-cell/>
          <table:table-cell table:style-name="Table1.A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MWDC数据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PSD宇宙线数据</text:p>
          </table:table-cell>
          <table:covered-table-cell/>
          <table:covered-table-cell/>
          <table:table-cell table:style-name="Table1.A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PSD基线数据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W2" table:number-columns-spanned="30" office:value-type="string">
            <text:p text:style-name="P9"><text:span text:style-name="T6">DAQ</text:span>状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超时模式</text:p>
          </table:table-cell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8" office:value-type="string">
            <text:p text:style-name="P8">数据打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6" office:value-type="string">
            <text:p text:style-name="P8">触发状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table:number-columns-spanned="4" office:value-type="string">
            <text:p text:style-name="P8">TL(ns)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8">SW(ns)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MW(ns)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RL(ns)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8">单/双沿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内/外触发</text:p>
          </table:table-cell>
          <table:covered-table-cell/>
          <table:covered-table-cell/>
          <table:covered-table-cell/>
          <table:table-cell table:style-name="Table1.W2" table:number-columns-spanned="2" office:value-type="string">
            <text:p text:style-name="P8">内/外时钟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MWDC板</text:p>
          </table:table-cell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8">TOF_<text:span text:style-name="T4">Timing</text:span></text:p>
          </table:table-cell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8">TOF_TOT</text:p>
          </table:table-cell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W2" table:number-columns-spanned="30" office:value-type="string">
            <text:p text:style-name="P9">触发系统状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TOF板阈值(HEX)</text:p>
          </table:table-cell>
          <table:covered-table-cell/>
          <table:covered-table-cell/>
          <table:table-cell table:style-name="Table1.A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触发率<text:span text:style-name="T1">(s</text:span><text:span text:style-name="T2">-1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table:number-columns-spanned="3" office:value-type="string">
            <text:p text:style-name="P11">PMT_U_1</text:p>
          </table:table-cell>
          <table:covered-table-cell/>
          <table:covered-table-cell/>
          <table:table-cell table:style-name="Table1.A2" table:number-columns-spanned="5" office:value-type="string">
            <text:p text:style-name="P11">PMT_U_2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>PMT_U_3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1">PMT_U_4</text:p>
          </table:table-cell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1">PMT_D_1</text:p>
          </table:table-cell>
          <table:covered-table-cell/>
          <table:covered-table-cell/>
          <table:table-cell table:style-name="Table1.A2" table:number-columns-spanned="4" office:value-type="string">
            <text:p text:style-name="P11">PMT_D_2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1">PMT_D_3</text:p>
          </table:table-cell>
          <table:covered-table-cell/>
          <table:covered-table-cell/>
          <table:covered-table-cell/>
          <table:table-cell table:style-name="Table1.W2" office:value-type="string">
            <text:p text:style-name="P11">PMT_D_4</text:p>
          </table:table-cell>
        </table:table-row>
        <table:table-row table:style-name="Table1.1">
          <table:table-cell table:style-name="Table1.A2" office:value-type="string">
            <text:p text:style-name="P8">高压（V）</text:p>
          </table:table-cell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电流<text:span text:style-name="T3">（uA）</text:span></text:p>
          </table:table-cell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office:value-type="string">
            <text:p text:style-name="P1"/>
          </table:table-cell>
        </table:table-row>
        <table:table-row table:style-name="Table1.1">
          <table:table-cell table:style-name="Table1.W2" table:number-columns-spanned="30" office:value-type="string">
            <text:p text:style-name="P9">MWDC状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充气状态(个/s)</text:p>
          </table:table-cell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探测器电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SFE16状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W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FEE电流</text:p>
          </table:table-cell>
          <table:covered-table-cell/>
          <table:table-cell table:style-name="Table1.A2" table:number-columns-spanned="5" office:value-type="string">
            <text:p text:style-name="P8">-<text:span text:style-name="T5">5V（A）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+5V（A）</text:p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-<text:span text:style-name="T5">5V（A）</text:span></text:p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 table:style-name="Table1.1">
          <table:table-cell table:style-name="Table1.W2" table:number-columns-spanned="30" office:value-type="string">
            <text:p text:style-name="P9">PSD状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table:number-columns-spanned="5" office:value-type="string">
            <text:p text:style-name="P8">X09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X10</text:p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1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1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X13</text:p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8">X14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压（V）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流<text:span text:style-name="T7">（uA）</text:span>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table:number-columns-spanned="5" office:value-type="string">
            <text:p text:style-name="P8">X<text:span text:style-name="T8">15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X1<text:span text:style-name="T8">6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1<text:span text:style-name="T8">7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1<text:span text:style-name="T8">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X1<text:span text:style-name="T8">9</text:span></text:p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8">X<text:span text:style-name="T8">20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压（V）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流<text:span text:style-name="T7">（uA）</text:span>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table:number-columns-spanned="5" office:value-type="string">
            <text:p text:style-name="P8">X<text:span text:style-name="T9">21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X<text:span text:style-name="T9">22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<text:span text:style-name="T9">2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<text:span text:style-name="T9">2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X<text:span text:style-name="T9">25</text:span></text:p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8">X<text:span text:style-name="T8">26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压（V）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流<text:span text:style-name="T7">（uA）</text:span>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table:number-columns-spanned="5" office:value-type="string">
            <text:p text:style-name="P8">X<text:span text:style-name="T9">27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">X<text:span text:style-name="T9">28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<text:span text:style-name="T9">2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">X<text:span text:style-name="T9">3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X<text:span text:style-name="T9">31</text:span></text:p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8">X<text:span text:style-name="T9">3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压（V）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电流<text:span text:style-name="T7">（uA）</text:span></text:p>
          </table:table-cell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W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W2" table:number-columns-spanned="30" office:value-type="string">
            <text:p text:style-name="P9">备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W2" table:number-columns-spanned="30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6:56:32.069279026</meta:creation-date>
    <meta:generator>LibreOffice/4.1.4.2$Linux_X86_64 LibreOffice_project/410$Build-2</meta:generator>
    <dc:date>2015-02-05T17:50:59.158110125</dc:date>
    <meta:editing-duration>PT20H13M5S</meta:editing-duration>
    <meta:editing-cycles>40</meta:editing-cycles>
    <meta:document-statistic meta:table-count="1" meta:image-count="0" meta:object-count="0" meta:page-count="3" meta:paragraph-count="78" meta:word-count="220" meta:character-count="475" meta:non-whitespace-character-count="399"/>
  </office:meta>
</office:document-meta>
</file>